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712D8091E15E158D.jpg" manifest:media-type="image/jpeg"/>
  <manifest:file-entry manifest:full-path="Pictures/100000000000030C000004103A53F57BE5563E73.jpg" manifest:media-type="image/jpeg"/>
  <manifest:file-entry manifest:full-path="Pictures/100000000000030C0000041009CA0CB56CB10CB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3A53F57BE5563E73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09CA0CB56CB10CBE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712D8091E15E158D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01:25:41.981790903</meta:creation-date>
    <meta:generator>LibreOffice/6.0.7.3$Linux_X86_64 LibreOffice_project/00m0$Build-3</meta:generator>
    <dc:date>2019-02-26T01:27:16.494076636</dc:date>
    <meta:editing-duration>PT1M53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</office:meta>
</office:document-meta>
</file>